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clean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Arial" fo:font-size="12pt" fo:letter-spacing="normal" fo:font-style="normal" fo:font-weight="normal" officeooo:paragraph-rsid="001eb39d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Arial" fo:font-size="12pt" fo:letter-spacing="normal" style:font-size-asian="12pt" style:font-size-complex="12pt"/>
    </style:style>
    <style:style style:name="T1" style:family="text">
      <style:text-properties fo:font-variant="normal" fo:text-transform="none" fo:color="#333333" style:font-name="arial" fo:font-size="9pt" fo:letter-spacing="normal" fo:font-style="normal" style:text-underline-style="solid" style:text-underline-width="auto" style:text-underline-color="font-color" fo:font-weight="bold"/>
    </style:style>
    <style:style style:name="T2" style:family="text">
      <style:text-properties fo:font-variant="normal" fo:text-transform="none" fo:color="#333333" fo:font-size="9pt" fo:letter-spacing="normal" fo:font-style="normal" style:text-underline-style="solid" style:text-underline-width="auto" style:text-underline-color="font-color" fo:font-weight="bold"/>
    </style:style>
    <style:style style:name="T3" style:family="text">
      <style:text-properties fo:font-variant="normal" fo:text-transform="none" fo:color="#333333" style:font-name="Liberation Serif" fo:font-size="9pt" fo:letter-spacing="normal" fo:font-style="normal" style:text-underline-style="solid" style:text-underline-width="auto" style:text-underline-color="font-color" fo:font-weight="bold"/>
    </style:style>
    <style:style style:name="T4" style:family="text">
      <style:text-properties fo:font-variant="normal" fo:text-transform="none" fo:color="#333333" style:font-name="Arial Black" fo:font-size="9pt" fo:letter-spacing="normal" fo:font-style="normal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fo:color="#333333" style:font-name="Arial" fo:font-size="9pt" fo:letter-spacing="normal" fo:font-style="normal" style:text-underline-style="solid" style:text-underline-width="auto" style:text-underline-color="font-color" fo:font-weight="bold"/>
    </style:style>
    <style:style style:name="T6" style:family="text">
      <style:text-properties fo:font-variant="normal" fo:text-transform="none" fo:color="#333333" style:font-name="Arial" fo:letter-spacing="normal" fo:font-style="normal" style:text-underline-style="solid" style:text-underline-width="auto" style:text-underline-color="font-color" fo:font-weight="bold"/>
    </style:style>
    <style:style style:name="T7" style:family="text">
      <style:text-properties fo:font-variant="normal" fo:text-transform="none" fo:color="#333333" style:font-name="Arial" fo:font-size="12pt" fo:letter-spacing="normal" fo:font-style="normal" style:text-underline-style="solid" style:text-underline-width="auto" style:text-underline-color="font-color" fo:font-weight="bold" style:font-size-asian="12pt" style:font-size-complex="12pt"/>
    </style:style>
    <style:style style:name="T8" style:family="text">
      <style:text-properties officeooo:rsid="001eb3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7">PISTA DE PADEL, HORARIO, RESERVAS, FUNCIONAMIENTO DE FINES DE SEMANA</text:span></text:span></text:p>
      <text:p text:style-name="P2"><text:span text:style-name="Strong_20_Emphasis"><text:span text:style-name="T7"/></text:span></text:p>
      <text:p text:style-name="P3">Horario uso: 7.30h - 22h. A partir de las 22h no se podrá utilizar la pista de padel atendiendo a las ordenanzas municipales.</text:p>
      <text:p text:style-name="P3"/>
      <text:p text:style-name="P3">Obligatorio uso de calzado y prendas deportivas.</text:p>
      <text:p text:style-name="P3"/>
      <text:p text:style-name="P3">Reservas mínimas de 1 hora y se admitirán hasta 7 días antes de la partida. Por ejemplo, el lunes se puede reservar como pista para toda esa semana y para el lunes de la semana siguiente.</text:p>
      <text:p text:style-name="P3"/>
      <text:p text:style-name="P3">La solicitud se realizará utilizando la aplicación https://gestion.edicom.es/personal/</text:p>
      <text:p text:style-name="P3">Sólo podrán reservar empleados EDICOM. Cada empleado podrá reservar 2 partidas a la semana. Es obligatorio que juegue el que reserva.</text:p>
      <text:p text:style-name="P3"/>
      <text:p text:style-name="P3">En cada partida de lunes a viernes todos los jugadores deben ser empleados de EDICOM y los fines de semana como mínimo el 50% deben ser empleados de Edicom.</text:p>
      <text:p text:style-name="P3"/>
      <text:p text:style-name="P4">Se podrán cancelar reservas con una antelación mínima de 48 horas antes de la partida. El empleado que reserve y no llegue a jugar <text:span text:style-name="T8">sin anular</text:span>, salvo causas justificadas, tendrá que dejar pasar al menos 4 semanas antes de volver a hacer reservas.</text:p>
      <text:p text:style-name="P5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clean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25T11:28:42.965000000</meta:creation-date>
    <dc:date>2021-06-25T11:31:11.694000000</dc:date>
    <meta:editing-duration>PT2M29S</meta:editing-duration>
    <meta:editing-cycles>1</meta:editing-cycles>
    <meta:document-statistic meta:table-count="0" meta:image-count="0" meta:object-count="0" meta:page-count="1" meta:paragraph-count="8" meta:word-count="177" meta:character-count="1048" meta:non-whitespace-character-count="879"/>
    <meta:generator>LibreOffice/6.3.3.2$Windows_X86_64 LibreOffice_project/a64200df03143b798afd1ec74a12ab50359878ed</meta:generator>
  </office:meta>
</office:document-meta>
</file>